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45.86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5" table:default-cell-style-name="ce8"/>
        <table:table-column table:style-name="co3" table:number-columns-repeated="251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財物出納與自行執行現金收支表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   <text:span text:style-name="T1">年</text:span><text:span text:style-name="T2"> </text:span><text:span text:style-name="T3">月</text:span><text:span text:style-name="T2"> </text:span><text:span text:style-name="T3">日</text:span>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銀行名稱與帳號</text:p>
          </table:table-cell>
          <table:table-cell table:style-name="ce3" office:value-type="string" calcext:value-type="string" table:number-columns-spanned="2" table:number-rows-spanned="1">
            <text:p>收<text:span text:style-name="T4">   </text:span><text:span text:style-name="T5">入</text:span>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支<text:span text:style-name="T4">  </text:span><text:span text:style-name="T5">出</text:span></text:p>
          </table:table-cell>
          <table:covered-table-cell table:style-name="ce4"/>
          <table:table-cell table:number-columns-repeated="1019"/>
        </table:table-row>
        <table:table-row table:style-name="ro3">
          <table:covered-table-cell table:style-name="ce4"/>
          <table:table-cell table:style-name="ce3" office:value-type="string" calcext:value-type="string">
            <text:p>傳票張數</text:p>
          </table:table-cell>
          <table:table-cell table:style-name="ce3" office:value-type="string" calcext:value-type="string">
            <text:p>金<text:span text:style-name="T4">  </text:span><text:span text:style-name="T5">額</text:span></text:p>
          </table:table-cell>
          <table:table-cell table:style-name="ce3" office:value-type="string" calcext:value-type="string">
            <text:p>傳票張數</text:p>
          </table:table-cell>
          <table:table-cell table:style-name="ce3" office:value-type="string" calcext:value-type="string">
            <text:p>金<text:span text:style-name="T4">  </text:span><text:span text:style-name="T5">額</text:span></text:p>
          </table:table-cell>
          <table:table-cell table:number-columns-repeated="1019"/>
        </table:table-row>
        <table:table-row table:style-name="ro3" table:number-rows-repeated="38">
          <table:table-cell table:style-name="ce5" table:number-columns-repeated="5"/>
          <table:table-cell table:number-columns-repeated="1019"/>
        </table:table-row>
        <table:table-row table:style-name="ro3">
          <table:table-cell table:style-name="ce6" office:value-type="string" calcext:value-type="string">
            <text:p>覆核　<text:span text:style-name="T4"> </text:span><text:span text:style-name="T5">　　　　　　　　　　　製表</text:span></text:p>
          </table:table-cell>
          <table:table-cell table:number-columns-repeated="1023"/>
        </table:table-row>
        <table:table-row table:style-name="ro4">
          <table:table-cell table:style-name="ce7"/>
          <table:table-cell table:number-columns-repeated="1023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3T22:52:52</meta:creation-date>
    <dc:creator>QQ</dc:creator>
    <dc:date>2004-04-13T22:56:05</dc:date>
    <meta:print-date>2004-04-13T22:55:21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